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onctions_wsh"/>Fonctions Wsh<text:bookmark-end text:name="fonctions_wsh"/></text:h>
      <text:p text:style-name="Text_20_body">Les fonctions bash sont activables via le programme “wsh.php”. Elles doivent être exécutées dans une fenêtre shell sur la machine serveur.</text:p>
      <text:h text:style-name="Heading_20_3" text:outline-level="3"><text:bookmark-start text:name="comment_executer_une_fonction_wsh"/>Comment exécuter une fonction WSH<text:bookmark-end text:name="comment_executer_une_fonction_wsh"/></text:h>
      <text:p text:style-name="Text_20_body">Pour exécuter une fonction WSH, il y a deux méthodes : </text:p>
      <text:p text:style-name="Text_20_body">1 - Indiquer le chemin complet de la fonction. Exemple : </text:p>
      <text:p text:style-name="Preformatted_20_Text">&lt;wiff_context_root&gt;/wsh.php --listapi</text:p>
      <text:p text:style-name="Text_20_body">Le &lt;wiff_context_root&gt; est le répertoire d'installation de dynacase.</text:p>
      <text:p text:style-name="Text_20_body">2 - Utiliser un alias wsh. Exemple : </text:p>
      <text:p text:style-name="Preformatted_20_Text">alias wsh="&lt;wiff_context_root&gt;/wsh.php"<text:line-break/>wsh --listapi<text:line-break/></text:p>
      <text:p text:style-name="Text_20_body">Remarque : Il est possible de charger ce fichier de configuration automatiquement au démarrage en ajoutant ces lignes au fichier ”~/.bashrc”: </text:p>
      <text:p text:style-name="Preformatted_20_Text">alias wsh="&lt;wiff_context_root&gt;/wsh.php"</text:p>
      <text:p text:style-name="Text_20_body"><text:span text:style-name="Strong_20_Emphasis">ATTENTION</text:span> : Pour faciliter la lecture et la saisie des commandes, nous allons utiliser uniquement l'alias “wsh” dans ce document.</text:p>
      <text:h text:style-name="Heading_20_3" text:outline-level="3"><text:bookmark-start text:name="listapi"/>listapi<text:bookmark-end text:name="listapi"/></text:h>
      <text:p text:style-name="Text_20_body">Cette commande, permet de connaître les fonctions de l’API disponible : </text:p>
      <text:p text:style-name="Preformatted_20_Text">wsh --listapi</text:p>
      <text:p text:style-name="Text_20_body">Remarque : Le résultat de cette commande, donne en faite la liste des fichiers .php du répertoire ”/usr/share/what/API”</text:p>
      <text:h text:style-name="Heading_20_3" text:outline-level="3"><text:bookmark-start text:name="fdl_adoc"/>fdl_adoc<text:bookmark-end text:name="fdl_adoc"/></text:h>
      <text:p text:style-name="Text_20_body">Permet de reconstruire les classes PHP conformément à la définition décrite dans la table docattr de la base Postgresql Freedom.</text:p>
      <text:p text:style-name="Text_20_body">Paramètres : </text:p>
      <text:list xml:id="list282033429" text:style-name="List_20_1">
        <text:list-item>
          <text:p text:style-name="P1">docid : référence de la famille à mettre à jour. Si non précisé toutes les familles sont mises à jour.</text:p>
        </text:list-item>
      </text:list>
      <text:p text:style-name="Preformatted_20_Text">wsh --api=fdl_adoc --docid=100</text:p>
      <text:p text:style-name="Text_20_body"><text:line-break/><text:line-break/></text:p>
      <text:p text:style-name="Text_20_body">À utiliser si des modifications ont été faites directement dans la base de données.</text:p>
      <text:h text:style-name="Heading_20_3" text:outline-level="3"><text:bookmark-start text:name="freedom_clean"/>freedom_clean<text:bookmark-end text:name="freedom_clean"/></text:h>
      <text:p text:style-name="Text_20_body">Supprime les documents temporaires et nettoie les contenus des dossiers.</text:p>
      <text:p text:style-name="Text_20_body">Paramètres : aucun.</text:p>
      <text:p text:style-name="Preformatted_20_Text">wsh --api=freedom_clean</text:p>
      <text:p text:style-name="Text_20_body"><text:soft-page-break/>Ce nettoyage est effectué tous les jours de manière automatique.</text:p>
      <text:h text:style-name="Heading_20_3" text:outline-level="3"><text:bookmark-start text:name="freedom_convert"/>freedom_convert<text:bookmark-end text:name="freedom_convert"/></text:h>
      <text:p text:style-name="Text_20_body">Convertit un document dans une autre famille. Le document perd tous les attributs qui n'existent pas dans la nouvelle famille.</text:p>
      <text:p text:style-name="Text_20_body">Paramètres : </text:p>
      <text:list xml:id="list302920186" text:style-name="List_20_1">
        <text:list-item>
          <text:p text:style-name="P1">tofamid : référence de la nouvelle famille</text:p>
        </text:list-item>
        <text:list-item>
          <text:p text:style-name="P1">docid : référence du document</text:p>
        </text:list-item>
      </text:list>
      <text:p text:style-name="Preformatted_20_Text">wsh --api=freedom_convert --tofamid=124 --docid=4568<text:line-break/></text:p>
      <text:h text:style-name="Heading_20_3" text:outline-level="3"><text:bookmark-start text:name="freedom_import"/>freedom_import<text:bookmark-end text:name="freedom_import"/></text:h>
      <text:p text:style-name="Text_20_body">Permet d'importer des documents au format CSV ou OpenOffice.org dans la base dynacase.</text:p>
      <text:p text:style-name="Text_20_body">Paramètres : </text:p>
      <text:list xml:id="list1632306791" text:style-name="List_20_1">
        <text:list-item>
          <text:p text:style-name="P1">file : chemin du fichier</text:p>
        </text:list-item>
        <text:list-item>
          <text:p text:style-name="P1">analyze : (optionnel) si Y alors analyse le fichier seulement. Si N (défaut), l'importation est effectuée.</text:p>
        </text:list-item>
        <text:list-item>
          <text:p text:style-name="P1">dirid : (optionnel) référence du dossier par défaut pour classer les documents. Le document est classé dans ce dossier si sa référence de dossier (3ème colonne) est vide ou égale à zéro. Si cet attribut vaut zéro et qu'il n'a pas de référence dossier, alors le document n'est pas classé. Si cet attribut n'est pas précisé et qu'il n'a pas de référence dossier, il est classé dans le dossier par défaut de la famille s'il existe sinon il est classé dans le dossier« Import » (référence 10).</text:p>
        </text:list-item>
        <text:list-item>
          <text:p text:style-name="P1">double : (optionnel) : si Y alors autorise l'import d'un nouveau document de même titre et de même famille qu'un document existant. Si N (défaut), les nouveaux documents de même titre sont ignorés.</text:p>
        </text:list-item>
        <text:list-item>
          <text:p text:style-name="P1">reinitattr : (optionnel) : si yes, dans le cas d'un import de description de famille, alors les précédentes descriptions des attributs (dans la table docattr) sont supprimées. Le fichier de Class (Method.*.php) est re-généré. Dans le cas de l'import des familles de type cycle de vie, il faut “initialiser” tous les documents de ces familles pour reconstituer les attributs. Dans tous les cas, les valeurs en base de données ne sont pas affectées. Remarque : cette option n'a pas à être utilisée autrement que pour importer des familles (par exemple, à ne pas utiliser pour l'import de paramétrages de documents “système” (masque, contrôle de vue, profils, …))</text:p>
        </text:list-item>
      </text:list>
      <text:p text:style-name="Preformatted_20_Text">wsh --api=freedom_import --file=/home/eric/Banques.csv --analyze=Y</text:p>
      <text:p text:style-name="Text_20_body">Le rapport des documents importés est écrit sur la sortie standard.</text:p>
      <text:h text:style-name="Heading_20_3" text:outline-level="3"><text:bookmark-start text:name="freedom_refresh"/>freedom_refresh<text:bookmark-end text:name="freedom_refresh"/></text:h>
      <text:p text:style-name="Text_20_body">Permet de recalculer les valeurs des attributs dynamiques d'un document ainsi que de leur titre. Le raffraichissement se fait pour tous les documents d'une même famille.</text:p>
      <text:p text:style-name="Text_20_body"><text:soft-page-break/>Paramètres : </text:p>
      <text:list xml:id="list1434520785" text:style-name="List_20_1">
        <text:list-item>
          <text:p text:style-name="P1">famid : référence de la famille des documents à raffraîchir.</text:p>
        </text:list-item>
      </text:list>
      <text:p text:style-name="Preformatted_20_Text">wsh --api=freedom_refresh --famid=100</text:p>
      <text:h text:style-name="Heading_20_3" text:outline-level="3"><text:bookmark-start text:name="freedom_refresh_avec_une_methode_en_argument"/>freedom_refresh avec une méthode en argument<text:bookmark-end text:name="freedom_refresh_avec_une_methode_en_argument"/></text:h>
      <text:p text:style-name="Text_20_body">La méthode freedom_refresh permet de passer une méthode en argument. Cet exemple montre comment changer le profil d'un document et de tous les documents d'une famille.</text:p>
      <text:p text:style-name="Text_20_body">Paramètres :</text:p>
      <text:list xml:id="list706584558" text:style-name="List_20_1">
        <text:list-item>
          <text:p text:style-name="P1">famid = id (logique ou nombre) de la famille</text:p>
        </text:list-item>
        <text:list-item>
          <text:p text:style-name="P1">method = méthode de la famille à activer</text:p>
        </text:list-item>
        <text:list-item>
          <text:p text:style-name="P1">docid (OPTIONNEL) = id du doc (si pas précisé = tous les documents)</text:p>
        </text:list-item>
        <text:list-item>
          <text:p text:style-name="P1">arg = chaîne de caractère étant les arguments passé à la méthode</text:p>
        </text:list-item>
      </text:list>
      <text:p text:style-name="Text_20_body">Affecter le profil 1234 au document 8776 de la famille MA_FAMILLE :</text:p>
      <text:p text:style-name="Preformatted_20_Text">wsh --api=freedom_refresh --famid=MA_FAMILLE --docid=8776 --method=setProfil --arg=1234</text:p>
      <text:p text:style-name="Text_20_body">Affecter le contrôle de vue 2345 à tous les documents de la famille MA_FAMILLE : </text:p>
      <text:p text:style-name="Preformatted_20_Text">wsh --api=freedom_refresh --famid=MA_FAMILLE --method=setcvid --arg=2345</text:p>
      <text:p text:style-name="Text_20_body">Affecter le contrôle de vue 2345 uniquement au document 8776 de la famille MA_FAMILLE : </text:p>
      <text:p text:style-name="Preformatted_20_Text">wsh --api=freedom_refresh --famid=MA_FAMILLE --docid=8776 --method=setcvid --arg=2345</text:p>
      <text:h text:style-name="Heading_20_3" text:outline-level="3"><text:bookmark-start text:name="ods2csv"/>ods2csv<text:bookmark-end text:name="ods2csv"/></text:h>
      <text:p text:style-name="Text_20_body">Cette fonction permet de convertir un fichier OpenOffice.org Calc (.ods) en fichier CSV. Le fichier CSV peut ensuite être utilisé pour réaliser des importations avec la fonction “freedom_import” documentée ci-dessus.</text:p>
      <text:p text:style-name="Text_20_body">Paramètres : </text:p>
      <text:list xml:id="list1601586159" text:style-name="List_20_1">
        <text:list-item>
          <text:p text:style-name="P1">odsfile : Permet d'indiquer le nom du fichier .ods à convertir</text:p>
        </text:list-item>
        <text:list-item>
          <text:p text:style-name="P1">csvfile (optionnel) : Permet d'indiquer le nom du fichier .csv de destination. Si cette option n'est pas utilisée, le résultat est donné sur la sortie standard.</text:p>
        </text:list-item>
      </text:list>
      <text:p text:style-name="Preformatted_20_Text">wsh --api=ods2csv --odsfile=/MonChemin/MonFichier.ods<text:line-break/>wsh --api=ods2csv --odsfile=/MonChemin/MonFichier.ods --csvfile=/MonChemin/MonFichier.csv</text:p>
      <text:p text:style-name="Text_20_body"><text:span text:style-name="Strong_20_Emphasis">Remarque : </text:span>Il n'est pas nécessaire de convertir un fichier OpenOffice.org en fichier CSV avant de l'importer dans dynacase, car dynacase est capable d'importer directement le fichier Open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5:10</meta:creation-date>
    <meta:generator>OpenOffice.org/3.2$Linux OpenOffice.org_project/320m12$Build-9483</meta:generator>
    <dc:date>2010-10-07T18:39:31</dc:date>
    <dc:creator>Eric Brison</dc:creator>
    <meta:editing-duration>PT00H02M15S</meta:editing-duration>
    <meta:editing-cycles>2</meta:editing-cycles>
    <meta:document-statistic meta:table-count="0" meta:image-count="0" meta:object-count="0" meta:page-count="3" meta:paragraph-count="69" meta:word-count="889" meta:character-count="5596"/>
  </office:meta>
</office:document-meta>
</file>